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514" officeooo:paragraph-rsid="00093514"/>
    </style:style>
    <style:style style:name="P2" style:family="paragraph" style:parent-style-name="Standard" style:list-style-name="L1">
      <style:text-properties officeooo:rsid="00093514" officeooo:paragraph-rsid="00093514"/>
    </style:style>
    <style:style style:name="P3" style:family="paragraph" style:parent-style-name="Standard" style:list-style-name="L2">
      <style:text-properties officeooo:rsid="00093514" officeooo:paragraph-rsid="00093514"/>
    </style:style>
    <style:style style:name="P4" style:family="paragraph" style:parent-style-name="Standard" style:list-style-name="L1">
      <style:text-properties officeooo:rsid="000a686f" officeooo:paragraph-rsid="000a686f"/>
    </style:style>
    <style:style style:name="P5" style:family="paragraph" style:parent-style-name="Standard" style:list-style-name="L2">
      <style:text-properties officeooo:rsid="000a686f" officeooo:paragraph-rsid="000a686f"/>
    </style:style>
    <style:style style:name="P6" style:family="paragraph" style:parent-style-name="Standard">
      <style:text-properties officeooo:rsid="000a686f" officeooo:paragraph-rsid="000a686f"/>
    </style:style>
    <style:style style:name="P7" style:family="paragraph" style:parent-style-name="Standard" style:list-style-name="L5">
      <style:text-properties officeooo:rsid="000a686f" officeooo:paragraph-rsid="000a686f"/>
    </style:style>
    <style:style style:name="P8" style:family="paragraph" style:parent-style-name="Standard">
      <style:paragraph-properties fo:text-align="center" style:justify-single-word="false"/>
      <style:text-properties officeooo:rsid="000ad891" officeooo:paragraph-rsid="000ad891"/>
    </style:style>
    <style:style style:name="P9" style:family="paragraph" style:parent-style-name="Standard">
      <style:text-properties officeooo:rsid="000ad891" officeooo:paragraph-rsid="000ad891"/>
    </style:style>
    <style:style style:name="P10" style:family="paragraph" style:parent-style-name="Standard" style:list-style-name="L4">
      <style:text-properties officeooo:rsid="000ad891" officeooo:paragraph-rsid="000ad891"/>
    </style:style>
    <style:style style:name="P11" style:family="paragraph" style:parent-style-name="Standard" style:list-style-name="L5">
      <style:text-properties officeooo:rsid="000ad891" officeooo:paragraph-rsid="000ad891"/>
    </style:style>
    <style:style style:name="P12" style:family="paragraph" style:parent-style-name="Standard" style:list-style-name="L1">
      <style:text-properties fo:font-weight="bold" officeooo:rsid="00093514" officeooo:paragraph-rsid="00093514" style:font-weight-asian="bold" style:font-weight-complex="bold"/>
    </style:style>
    <style:style style:name="P13" style:family="paragraph" style:parent-style-name="Standard" style:list-style-name="L4">
      <style:text-properties fo:font-weight="bold" officeooo:rsid="000a686f" officeooo:paragraph-rsid="000a686f" style:font-weight-asian="bold" style:font-weight-complex="bold"/>
    </style:style>
    <style:style style:name="P14" style:family="paragraph" style:parent-style-name="Standard" style:list-style-name="L2">
      <style:text-properties fo:font-weight="bold" officeooo:rsid="000a686f" officeooo:paragraph-rsid="000a686f" style:font-weight-asian="bold" style:font-weight-complex="bold"/>
    </style:style>
    <style:style style:name="T1" style:family="text">
      <style:text-properties officeooo:rsid="000a686f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36pt" fo:font-weight="bold" style:font-size-asian="36pt" style:font-weight-asian="bold" style:font-size-complex="36pt" style:font-weight-complex="bold"/>
    </style:style>
    <style:style style:name="T4" style:family="text">
      <style:text-properties style:text-position="0% 100%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officeooo:rsid="000b1d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Deadline. 29</text:span><text:span text:style-name="T3">th</text:span><text:span text:style-name="T5"> March</text:span></text:p>
      <text:p text:style-name="P1"/>
      <text:p text:style-name="P9">Core systems remaining</text:p>
      <text:list xml:id="list3270727562" text:style-name="L4">
        <text:list-item>
          <text:p text:style-name="P13">Integrate scoreboard and database systems.</text:p>
        </text:list-item>
        <text:list-item>
          <text:p text:style-name="P10">Integrate with robot.</text:p>
        </text:list-item>
      </text:list>
      <text:p text:style-name="P1"/>
      <text:p text:style-name="P1">Features to add</text:p>
      <text:list xml:id="list1842988168" text:style-name="L1">
        <text:list-item>
          <text:p text:style-name="P2">Introduction animation</text:p>
          <text:list>
            <text:list-item>
              <text:p text:style-name="P2">An animated clip of a syringe inserting the antidote <text:span text:style-name="T6">&amp; nanobot</text:span> into the body</text:p>
            </text:list-item>
          </text:list>
        </text:list-item>
        <text:list-item>
          <text:p text:style-name="P12">Tutorial/Reset feature</text:p>
          <text:list>
            <text:list-item>
              <text:p text:style-name="P2">drive back to start before the game begins</text:p>
            </text:list-item>
            <text:list-item>
              <text:p text:style-name="P2">functions as a reset feature</text:p>
            </text:list-item>
          </text:list>
        </text:list-item>
        <text:list-item>
          <text:p text:style-name="P12">Shrinking bacteria deposits</text:p>
          <text:list>
            <text:list-item>
              <text:p text:style-name="P2">as they get cured, they get smaller</text:p>
            </text:list-item>
            <text:list-item>
              <text:p text:style-name="P2">possibly grow over time?</text:p>
            </text:list-item>
            <text:list-item>
              <text:p text:style-name="P4">Show numbers on bacteria deposits</text:p>
            </text:list-item>
          </text:list>
        </text:list-item>
        <text:list-item>
          <text:p text:style-name="P2">Replicate <text:span text:style-name="T1">bacteria</text:span></text:p>
          <text:list>
            <text:list-item>
              <text:p text:style-name="P2"><text:span text:style-name="T1">bacteria</text:span> should replicate if not treated for a certain time</text:p>
            </text:list-item>
          </text:list>
        </text:list-item>
        <text:list-item>
          <text:p text:style-name="P2">Antibiotic resistance</text:p>
          <text:list>
            <text:list-item>
              <text:p text:style-name="P4">could be the timer?</text:p>
            </text:list-item>
            <text:list-item>
              <text:p text:style-name="P2"><text:span text:style-name="T1">bacteria</text:span> could evolve over time, and become stronger or much harder to treat.</text:p>
            </text:list-item>
          </text:list>
        </text:list-item>
      </text:list>
      <text:p text:style-name="P1"/>
      <text:p text:style-name="P1">Changes to make</text:p>
      <text:list xml:id="list4185065187" text:style-name="L2">
        <text:list-item>
          <text:p text:style-name="P3">Change “health” to “side-effects”</text:p>
          <text:list>
            <text:list-item>
              <text:p text:style-name="P5">No bar, but have random happenings?</text:p>
            </text:list-item>
            <text:list-item>
              <text:p text:style-name="P5">Use changing pictures of humans from healthy to ill to represent side effects</text:p>
            </text:list-item>
          </text:list>
        </text:list-item>
        <text:list-item>
          <text:p text:style-name="P14">Use visuals instead of GUI</text:p>
          <text:list>
            <text:list-item>
              <text:p text:style-name="P5">shrinking viruses as completion</text:p>
            </text:list-item>
            <text:list-item>
              <text:p text:style-name="P5">visible “cracks” and damage to the game as side effects occur</text:p>
            </text:list-item>
          </text:list>
        </text:list-item>
        <text:list-item>
          <text:p text:style-name="P5">Move any UI to be vertical off to the side as screen is 5:4</text:p>
        </text:list-item>
      </text:list>
      <text:p text:style-name="P6"/>
      <text:p text:style-name="P6">Polishing</text:p>
      <text:list xml:id="list151325862" text:style-name="L5">
        <text:list-item>
          <text:p text:style-name="P7">Make a nice UI skin, instead of default</text:p>
        </text:list-item>
        <text:list-item>
          <text:p text:style-name="P7">Scale UI items to fit 5:4 ratio</text:p>
        </text:list-item>
        <text:list-item>
          <text:p text:style-name="P11">Test full gameplay loo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7:22:56.667000000</meta:creation-date>
    <dc:date>2019-02-18T19:13:22.265000000</dc:date>
    <meta:editing-duration>PT1H17M27S</meta:editing-duration>
    <meta:editing-cycles>5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31" meta:word-count="204" meta:character-count="1088" meta:non-whitespace-character-count="941"/>
  </office:meta>
</office:document-meta>
</file>